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1">Warmdown: <text:span text:style-name="T3">½ mile in 5:30</text:span></text:p>
      <text:p text:style-name="P12"/>
      <text:p text:style-name="P8"><text:span text:style-name="T5">Wed Oct 31, 2018 </text:span><text:span text:style-name="T1">4.2 miles</text:span></text:p>
      <text:p text:style-name="P10">Warmup: <text:span text:style-name="T3">1 mile in 9:45 </text:span></text:p>
      <text:p text:style-name="P8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9">My times: 3:50, 3:46, 3:42, 3:37 </text:p>
      <text:p text:style-name="P9">My average pace for the last interval was 7:36/mile.</text:p>
      <text:p text:style-name="P10">Warmdown: <text:span text:style-name="T3">0.8 mile jog</text:span></text:p>
      <text:p text:style-name="P9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0">Warmdown:<text:span text:style-name="T3"> ½ mile in 5:25</text:span></text:p>
      <text:p text:style-name="P13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4">Warmdown:<text:span text:style-name="T3"> ½ mile in about 5:30 and ½ mile walk on the indoor track in about 7:50</text:span></text:p>
      <text:p text:style-name="P4"/>
      <text:p text:style-name="P4">16.7 miles in the last week</text:p>
      <text:p text:style-name="P3"><text:soft-page-break/>Sat Nov 3, 2018 <text:span text:style-name="T2">3.75 miles</text:span></text:p>
      <text:p text:style-name="P3"><text:span text:style-name="T2">Warmup:</text:span> ½ mile run to the Wise Center and a few minute rest</text:p>
      <text:p text:style-name="P4">Run: <text:span text:style-name="T3">I ran and walked 3 miles on the indoor track and averaged 10:35/mile.</text:span></text:p>
      <text:p text:style-name="P3">I walked 125 yards at the beginning of each half mile. <text:s/>My walking pace was about 16:00/mile and my running pace about 9:45/mile.</text:p>
      <text:p text:style-name="P4">Warmdown:<text:span text:style-name="T3"> <text:s/>1/4 mile walk in about 4:00</text:span></text:p>
      <text:p text:style-name="P3"/>
      <text:p text:style-name="P4"><text:span text:style-name="T3">Sun Nov 4, 2018 </text:span>3.5 miles<text:span text:style-name="T3"> </text:span></text:p>
      <text:p text:style-name="P4">Warmup:<text:span text:style-name="T3"> ½ mile run to the Wise Center and a few minute rest</text:span></text:p>
      <text:p text:style-name="P4">Run: <text:span text:style-name="T3">1 mile on a treadmill at various pace, time: 8:40 and a few minute rest</text:span></text:p>
      <text:p text:style-name="P3">3 x 0.2 miles at 7:14/mile pace with a 0.3 mile jog before each run. <text:s/>The jogs were at about 11:00/mile.</text:p>
      <text:p text:style-name="P4">Warmdown: <text:s/><text:span text:style-name="T3">0.5 mile jog</text:span></text:p>
      <text:p text:style-name="P3"/>
      <text:p text:style-name="P3">Mon Nov 5, 2018 <text:span text:style-name="T2">4.75 miles</text:span></text:p>
      <text:p text:style-name="P4">Warmup: <text:span text:style-name="T3">¾ mile jogging</text:span></text:p>
      <text:p text:style-name="P4">Run and walk: <text:s/><text:span text:style-name="T3">3 miles on the indoor track averaging 11:30/mile</text:span></text:p>
      <text:p text:style-name="P3">I ran 3/8 mile, walked 1/8 mile and repeated until I reached 3 miles. <text:s/>My running pace was about 10:00/mile and my walking pace was about 16:00/mile. </text:p>
      <text:p text:style-name="P4">Warmdown: <text:span text:style-name="T3">I rested a few minutes and walked a mile in 16:10.</text:span></text:p>
      <text:p text:style-name="P3"/>
      <text:p text:style-name="P4"><text:span text:style-name="T3">Tues Nov 6, 2018 </text:span>4 miles<text:span text:style-name="T3"> </text:span></text:p>
      <text:p text:style-name="P4">Warmup:<text:span text:style-name="T3"> ½ mile run to the Wise Center and rest a few minutes</text:span></text:p>
      <text:p text:style-name="P4">Run:<text:span text:style-name="T3"> <text:s/>2 miles on a treadmill Splits: 9:29, 9:00 and rest a few minutes</text:span></text:p>
      <text:p text:style-name="P3">4 x 0.15 miles at 7:14/mile pace with a 0.1 mile jog before each run. The 0.15 mile runs each took 65 seconds. The jogs before each 0.15 mile run took about 70 seconds.</text:p>
      <text:p text:style-name="P4">Warmdown:<text:span text:style-name="T3"> <text:s/>0.5 mile jog</text:span>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6T20:26:01.79</dc:date>
    <dc:creator>James  Lombardi</dc:creator>
    <meta:editing-duration>P6DT53M17S</meta:editing-duration>
    <meta:editing-cycles>488</meta:editing-cycles>
    <meta:generator>OpenOffice/4.1.2$Win32 OpenOffice.org_project/412m3$Build-9782</meta:generator>
    <meta:document-statistic meta:table-count="0" meta:image-count="0" meta:object-count="0" meta:page-count="4" meta:paragraph-count="85" meta:word-count="1124" meta:character-count="5655"/>
  </office:meta>
</office:document-meta>
</file>